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90000099C000038BD3C835811.svm"/>
  <manifest:file-entry manifest:media-type="image/png" manifest:full-path="Pictures/100002010000016300000050DAFB9A08.png"/>
  <manifest:file-entry manifest:media-type="image/png" manifest:full-path="Pictures/10000000000009500000023832C36E1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Mangal1" svg:font-family="Mangal"/>
    <style:font-face style:name="arial" svg:font-family="arial, sans,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02cm solid #000000" fo:border-right="none" fo:border-top="0.002cm solid #000000" fo:border-bottom="0.002cm solid #000000"/>
    </style:style>
    <style:style style:name="Tabla3.E1" style:family="table-cell">
      <style:table-cell-properties fo:padding="0.097cm" fo:border="0.002cm solid #000000"/>
    </style:style>
    <style:style style:name="Tabla3.B2" style:family="table-cell">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1.819cm" style:rel-column-width="7010*"/>
    </style:style>
    <style:style style:name="Tabla4.B" style:family="table-column">
      <style:table-column-properties style:column-width="1.655cm" style:rel-column-width="6378*"/>
    </style:style>
    <style:style style:name="Tabla4.C" style:family="table-column">
      <style:table-column-properties style:column-width="8.565cm" style:rel-column-width="33019*"/>
    </style:style>
    <style:style style:name="Tabla4.D" style:family="table-column">
      <style:table-column-properties style:column-width="4.962cm" style:rel-column-width="19128*"/>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02cm solid #000000" fo:border-right="none" fo:border-top="0.002cm solid #000000" fo:border-bottom="0.002cm solid #000000"/>
    </style:style>
    <style:style style:name="Tabla5.C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ahoma" fo:font-size="10pt" style:font-size-asian="10.5pt"/>
    </style:style>
    <style:style style:name="P2" style:family="paragraph" style:parent-style-name="Nivel1">
      <style:paragraph-properties fo:break-before="page"/>
      <style:text-properties fo:font-weight="bold" style:font-weight-asian="bold" style:font-weight-complex="bold"/>
    </style:style>
    <style:style style:name="P3" style:family="paragraph" style:parent-style-name="Nivel1" style:master-page-name="Pagina">
      <style:paragraph-properties style:page-number="auto"/>
      <style:text-properties fo:font-weight="bold" style:font-weight-asian="bold" style:font-weight-complex="bold"/>
    </style:style>
    <style:style style:name="P4" style:family="paragraph" style:parent-style-name="Textos" style:master-page-name="Pagina">
      <style:paragraph-properties style:page-number="auto"/>
    </style:style>
    <style:style style:name="P5" style:family="paragraph" style:parent-style-name="CuerpoTabla">
      <style:paragraph-properties fo:margin-left="0cm" fo:margin-right="0cm" fo:text-indent="0cm" style:auto-text-indent="false"/>
    </style:style>
    <style:style style:name="P6" style:family="paragraph" style:parent-style-name="TablaContenidosDemostrativo" style:master-page-name="Pagina">
      <style:paragraph-properties style:page-number="auto"/>
    </style:style>
    <style:style style:name="P7" style:family="paragraph" style:parent-style-name="TituloDemostrativo" style:master-page-name="PortadaDemostrativos">
      <style:paragraph-properties style:page-number="auto"/>
    </style:style>
    <style:style style:name="P8" style:family="paragraph" style:parent-style-name="Tabla_20_contenidos_20_nivel1">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00" style:font-name="arial" fo:font-size="9.75pt" fo:letter-spacing="normal" fo:font-style="normal" fo:font-weight="normal"/>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ceso LSHW</text:p>
      <text:p text:style-name="Standard"/>
      <text:p text:style-name="SubtituloPortadaYDemostrativos">Tipo de documento: documento técnico</text:p>
      <text:p text:style-name="SubtituloPortadaYDemostrativos">19/11/13</text:p>
      <text:p text:style-name="SubtituloPortadaYDemostrativos"/>
      <table:table table:name="Tabla2" table:style-name="Tabla2">
        <table:table-column table:style-name="Tabla2.A"/>
        <table:table-column table:style-name="Tabla2.B"/>
        <table:table-row>
          <table:table-cell table:style-name="Tabla2.A1" office:value-type="string">
            <text:p text:style-name="TituloColumnaTabla">Identificador del documento:</text:p>
          </table:table-cell>
          <table:table-cell table:style-name="Tabla2.B1" office:value-type="string">
            <text:p text:style-name="P5"><text:span text:style-name="T1">T0.1.2</text:span> </text:p>
          </table:table-cell>
        </table:table-row>
        <table:table-row>
          <table:table-cell table:style-name="Tabla2.A2" office:value-type="string">
            <text:p text:style-name="TituloColumnaTabla">Fecha:</text:p>
          </table:table-cell>
          <table:table-cell table:style-name="Tabla2.B2" office:value-type="string">
            <text:p text:style-name="CuerpoTabla">19/11/13</text:p>
          </table:table-cell>
        </table:table-row>
        <table:table-row>
          <table:table-cell table:style-name="Tabla2.A2" office:value-type="string">
            <text:p text:style-name="TituloColumnaTabla">Actividad:</text:p>
          </table:table-cell>
          <table:table-cell table:style-name="Tabla2.B2" office:value-type="string">
            <text:p text:style-name="P5"><text:span text:style-name="T1">T0.1.2</text:span> </text:p>
          </table:table-cell>
        </table:table-row>
        <table:table-row>
          <table:table-cell table:style-name="Tabla2.A2" office:value-type="string">
            <text:p text:style-name="TituloColumnaTabla">Estado del documento:</text:p>
          </table:table-cell>
          <table:table-cell table:style-name="Tabla2.B2" office:value-type="string">
            <text:p text:style-name="CuerpoTabla">Completo</text:p>
          </table:table-cell>
        </table:table-row>
        <table:table-row>
          <table:table-cell table:style-name="Tabla2.A2" office:value-type="string">
            <text:p text:style-name="TituloColumnaTabla">Enlace del documento:</text:p>
          </table:table-cell>
          <table:table-cell table:style-name="Tabla2.B2" office:value-type="string">
            <text:p text:style-name="CuerpoTabla"/>
          </table:table-cell>
        </table:table-row>
      </table:table>
      <text:p text:style-name="Textos"/>
      <text:p text:style-name="Textos">Abstract:</text:p>
      <text:p text:style-name="Textos"/>
      <text:p text:style-name="P4">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
          </table:table-cell>
          <table:table-cell table:style-name="Tabla3.B1" office:value-type="string">
            <text:p text:style-name="TituloColumnaTabla">Nombre</text:p>
          </table:table-cell>
          <table:table-cell table:style-name="Tabla3.B1" office:value-type="string">
            <text:p text:style-name="TituloColumnaTabla">Compañi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B1" office:value-type="string">
            <text:p text:style-name="TituloColumnaTabla"/>
            <text:p text:style-name="TituloColumnaTabla">Autor</text:p>
            <text:p text:style-name="TituloColumnaTabla"/>
          </table:table-cell>
          <table:table-cell table:style-name="Tabla3.B2" office:value-type="string">
            <text:p text:style-name="CuerpoTabla">Manuel Cid Gómez</text:p>
          </table:table-cell>
          <table:table-cell table:style-name="Tabla3.B2" office:value-type="string">
            <text:p text:style-name="CuerpoTabla"/>
          </table:table-cell>
          <table:table-cell table:style-name="Tabla3.B2" office:value-type="string">
            <text:p text:style-name="CuerpoTabla">19/11/13</text:p>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Verific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Revis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Aprob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Textos"/>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CuerpoTabla">v1</text:p>
          </table:table-cell>
          <table:table-cell table:style-name="Tabla4.A2" office:value-type="string">
            <text:p text:style-name="CuerpoTabla">19/11/2013</text:p>
          </table:table-cell>
          <table:table-cell table:style-name="Tabla4.A2" office:value-type="string">
            <text:p text:style-name="CuerpoTabla"/>
          </table:table-cell>
          <table:table-cell table:style-name="Tabla4.D2" office:value-type="string">
            <text:p text:style-name="CuerpoTabla">Manuel Cid Gómez</text:p>
          </table:table-cell>
        </table:table-row>
      </table:table>
      <text:p text:style-name="Textos"/>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Item</text:p>
          </table:table-cell>
          <table:table-cell table:style-name="Tabla5.C1" office:value-type="string">
            <text:p text:style-name="TituloColumnaTabla">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Text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6">Tabla de contenido</text:p>
          </text:index-title>
          <text:p text:style-name="P8"><text:a xlink:type="simple" xlink:href="#__RefHeading__1803_1352885363" text:style-name="Index_20_Link" text:visited-style-name="Index_20_Link">Proceso <text:tab/>4</text:a></text:p>
          <text:p text:style-name="P8"><text:a xlink:type="simple" xlink:href="#__RefHeading__830_81308308" text:style-name="Index_20_Link" text:visited-style-name="Index_20_Link">Anexo I : Arrancar una ISO mediante CD <text:tab/>5</text:a></text:p>
        </text:index-body>
      </text:table-of-content>
      <text:p text:style-name="Nivel1"/>
      <text:p text:style-name="Standard"/>
      <text:p text:style-name="SubtituloPortadaYDemostrativos"/>
      <text:p text:style-name="SubtituloPortadaYDemostrativos"/>
      <text:p text:style-name="SubtituloPortadaYDemostrativos"/>
      <text:p text:style-name="SubtituloPortadaYDemostrativos"/>
      <text:p text:style-name="P3"><text:bookmark-start text:name="__RefHeading__1803_1352885363"/>Proceso <text:bookmark-end text:name="__RefHeading__1803_1352885363"/></text:p>
      <text:p text:style-name="Textos"><text:bookmark-start text:name="__RefHeading__816_81308308"/><text:span text:style-name="T2">En este documento se va definir el proceso de recogida de un fichero xml de datos del lshw hasta conseguir un fichero procesado solo con la información necesaria para el almacenaje en la herramienta de trazado.Lo que se va conseguir con esto es guardar la información de los elementos que componen un Pc clasificados en nuestra herramienta.</text:span><text:bookmark-end text:name="__RefHeading__816_81308308"/></text:p>
      <text:p text:style-name="Textos"><text:bookmark-start text:name="__RefHeading__818_81308308"/><text:span text:style-name="T2">Para poder realizar este proceso hace falta que el Pc a tratar esté conectado mediante red local al laboratorio 40 y que disponga de targeta de red y que tenga también un lector de CD o puertos usb.En el caso que no tenga lector de Cd ni puerto usb se instalará un lector de CD de los cuales tenemos disponibles en el laboratorio.Teniendo lo anterior procedemos a obtener nuestros datos.</text:span><text:bookmark-end text:name="__RefHeading__818_81308308"/></text:p>
      <text:p text:style-name="Textos"><text:bookmark-start text:name="__RefHeading__820_81308308"/><text:span text:style-name="T2">Introdución y ejecución de la ISO:</text:span><text:bookmark-end text:name="__RefHeading__820_81308308"/></text:p>
      <text:p text:style-name="Textos"><text:bookmark-start text:name="__RefHeading__822_81308308"/><text:span text:style-name="T2">-Este paso es posterior a las precondiciones descritas en la introdución para poder comenzar con el proceso.Disponemos de un ISO para relizar este proceso que bien se puede usar mediante Usb o un CD(en el caso de usar un Cd véase el anexo I en el caso de que no se sepa arrancarlo). Hecho esto ejecutamos el Iso.</text:span><text:bookmark-end text:name="__RefHeading__822_81308308"/></text:p>
      <text:p text:style-name="Textos"><text:bookmark-start text:name="__RefHeading__824_81308308"/><text:span text:style-name="T2">Ejecutando el programa:</text:span><text:bookmark-end text:name="__RefHeading__824_81308308"/></text:p>
      <text:p text:style-name="Textos"><text:bookmark-start text:name="__RefHeading__826_81308308"/><text:span text:style-name="T2">-Ejcutandose el programa no hay que hacer nada más,es muy sencillo.El programa automáticamente se encarga de obtener el LSHW del Pc ,guarda una copia original de este en el servidor y acto seguido ejecuta un script de parseado que filtra los datos que vamos a usar en nuestro trazado.Luego muestra los datos por pantalla junto al ID que le asigna a ese PC y los guarda en la herrmienta de trazado.</text:span><text:bookmark-end text:name="__RefHeading__826_81308308"/></text:p>
      <text:p text:style-name="Textos"><text:bookmark-start text:name="__RefHeading__828_81308308"/><text:span text:style-name="T2">Hecho estes dos pasos simples ya hemos acabado con este proceso ,ya tenemos lo que queríamos.</text:span><text:bookmark-end text:name="__RefHeading__828_81308308"/></text:p>
      <text:p text:style-name="Nivel1"><text:span text:style-name="T2"/></text:p>
      <text:p text:style-name="P2"><text:bookmark-start text:name="__RefHeading__830_81308308"/>Anexo I : Arrancar una ISO mediante CD <text:bookmark-end text:name="__RefHeading__830_81308308"/></text:p>
      <text:p text:style-name="Textos"><text:bookmark-start text:name="__RefHeading__832_81308308"/><text:span text:style-name="T2">En el caso de arrancar una iso mediante Cd seguir los pasos a continuacíon si no funciona:</text:span><text:bookmark-end text:name="__RefHeading__832_81308308"/></text:p>
      <text:p text:style-name="Textos"><text:span text:style-name="T3">1º Al arrancar el pc y pulsas F8 ,F10,F12, … según como se muestre al encender la Bios para entrar en su configuración. <text:s/></text:span></text:p>
      <text:p text:style-name="Textos"><text:span text:style-name="T3">2º En la setup de la Bios entras en la configuración avanzada.</text:span></text:p>
      <text:p text:style-name="Textos"><text:span text:style-name="T3">3º En First Boot Device selecionas <text:s/>Cd-Rom. <text:s/></text:span></text:p>
      <text:p text:style-name="Textos"><text:span text:style-name="T3">4º Guardas y reinicias el ordenador y ya arranca el Cd.</text:span></text:p>
      <text:p text:style-name="Textos"><text:span text:style-name="T2"/></text:p>
      <text:p text:style-name="Textos"><text:span text:style-name="T2"/></text:p>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Mangal1" svg:font-family="Mangal"/>
    <style:font-face style:name="arial" svg:font-family="arial, sans,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size="8pt"/>
    </style:style>
    <style:style style:name="TituloDemostrativo" style:family="paragraph" style:parent-style-name="SubtituloPortadaYDemostrativos" style:master-page-name="">
      <style:paragraph-properties fo:margin-top="0cm" fo:margin-bottom="1cm"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page-number="auto"/>
      <style:text-properties style:font-name="Tahoma1"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page-number="auto"/>
      <style:text-properties style:font-name="Tahoma" fo:font-size="10pt" style:font-size-asian="10.5pt"/>
    </style:style>
    <style:style style:name="Enumeraciones" style:family="paragraph" style:parent-style-name="Textos" style:master-page-name="">
      <style:paragraph-properties fo:margin-top="0cm" fo:margin-bottom="0cm" style:page-number="auto"/>
      <style:text-properties style:font-size-asian="10.5pt"/>
    </style:style>
    <style:style style:name="TituloColumnaTabla" style:family="paragraph" style:parent-style-name="Textos" style:master-page-name="">
      <style:paragraph-properties fo:margin-top="0cm" fo:margin-bottom="0cm"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100%"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100%" fo:margin-left="0cm" fo:margin-right="0cm" fo:margin-top="1cm" fo:margin-bottom="0.3cm" fo:text-indent="0cm" style:auto-text-indent="false" style:page-number="auto"/>
      <style:text-properties style:font-name="Tahoma" fo:font-size="10.1000003814697pt" style:font-size-asian="10.5pt"/>
    </style:style>
    <style:style style:name="Tabla_20_contenidos_20_nivel2" style:display-name="Tabla contenidos nivel2" style:family="paragraph" style:parent-style-name="TablaContenidosDemostrativo" style:master-page-name="">
      <style:paragraph-properties fo:margin="100%" fo:margin-left="0cm" fo:margin-right="0cm" fo:margin-top="0cm" fo:margin-bottom="0cm" fo:text-indent="0.199cm" style:auto-text-indent="false" style:page-number="auto"/>
      <style:text-properties style:font-name="Tahoma"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100%" fo:margin-left="0cm" fo:margin-right="0cm" fo:margin-top="0cm" fo:margin-bottom="1cm" fo:text-align="start" style:justify-single-word="false" fo:text-indent="0cm" style:auto-text-indent="false" style:page-number="auto"/>
      <style:text-properties fo:font-size="10.3000001907349pt" fo:font-weight="bold"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7"><draw:image xlink:href="Pictures/100002010000016300000050DAFB9A08.png" xlink:type="simple" xlink:show="embed" xlink:actuate="onLoad"/></draw:frame><text:tab/><text:tab/><text:tab/><text:tab/><text:tab/><text:tab/><text:tab/><text:tab/><text:tab/><text:tab/><text:tab/><text:tab/><text:tab/><text:page-number text:select-page="current">5</text:page-number></text:p>
      </style:header>
      <style:footer>
        <text:p text:style-name="Footer"><draw:frame draw:style-name="Mfr2" draw:name="gráficos1" text:anchor-type="paragraph" svg:width="17cm" svg:height="4.05cm" draw:z-index="0"><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8"><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3-11-20T10:15:57</dc:date>
    <meta:editing-duration>PT59M4S</meta:editing-duration>
    <meta:editing-cycles>10</meta:editing-cycles>
    <meta:generator>OpenOffice/4.0.0$Win32 OpenOffice.org_project/400m3$Build-9702</meta:generator>
    <meta:document-statistic meta:table-count="4" meta:image-count="3" meta:object-count="0" meta:page-count="5" meta:paragraph-count="55" meta:word-count="443" meta:character-count="2554"/>
    <dc:creator>Manuel Cid</dc:creator>
  </office:meta>
</office:document-meta>
</file>